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officeooo:paragraph-rsid="0019299f"/>
    </style:style>
    <style:style style:name="P2" style:family="paragraph" style:parent-style-name="Standard">
      <style:paragraph-properties fo:margin-left="0in" fo:margin-right="0in" fo:orphans="2" fo:widows="2" fo:text-indent="0in" style:auto-text-indent="false"/>
      <style:text-properties officeooo:paragraph-rsid="0019a555"/>
    </style:style>
    <style:style style:name="P3" style:family="paragraph" style:parent-style-name="Standard">
      <style:paragraph-properties fo:margin-left="0in" fo:margin-right="0in" fo:orphans="2" fo:widows="2" fo:text-indent="0in" style:auto-text-indent="false"/>
      <style:text-properties officeooo:paragraph-rsid="001ad38d"/>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19299f"/>
    </style:style>
    <style:style style:name="T3" style:family="text">
      <style:text-properties fo:font-variant="normal" fo:text-transform="none" fo:color="#222222" style:font-name="Arial" fo:font-size="12pt" fo:letter-spacing="normal" fo:font-style="normal" fo:font-weight="normal" officeooo:rsid="0019a555"/>
    </style:style>
    <style:style style:name="T4" style:family="text">
      <style:text-properties fo:font-variant="normal" fo:text-transform="none" fo:color="#222222" style:font-name="Arial" fo:font-size="12pt" fo:letter-spacing="normal" fo:font-style="normal" fo:font-weight="normal" officeooo:rsid="001ad38d"/>
    </style:style>
    <style:style style:name="T5" style:family="text">
      <style:text-properties fo:font-variant="normal" fo:text-transform="none" fo:color="#222222" style:font-name="Arial" fo:font-size="12pt" fo:letter-spacing="normal" fo:font-style="normal" fo:font-weight="normal" officeooo:rsid="001bb9f4"/>
    </style:style>
    <style:style style:name="T6" style:family="text">
      <style:text-properties fo:font-variant="normal" fo:text-transform="none" fo:color="#222222" style:font-name="Arial" fo:font-size="12pt" fo:letter-spacing="normal" fo:font-style="normal" fo:font-weight="normal" officeooo:rsid="001c0627"/>
    </style:style>
    <style:style style:name="T7" style:family="text">
      <style:text-properties fo:font-variant="normal" fo:text-transform="none" fo:color="#222222" style:font-name="Arial" fo:font-size="12pt" fo:letter-spacing="normal" fo:font-style="normal" fo:font-weight="normal" officeooo:rsid="001dfa43"/>
    </style:style>
    <style:style style:name="T8" style:family="text">
      <style:text-properties fo:font-variant="normal" fo:text-transform="none" fo:color="#222222" fo:letter-spacing="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ext:span><text:span text:style-name="T1">*] In section 2.3, authors mention "these models do not rely on capturing an expensive checkpoint, they are usually faster than the checkpoint-based solution [12, 42]". I don't fully agree with this. It depends on the underlying checkpointing mechanism. If it copies complete stack every time during the checkpoint then yes it's expensive. But checkpointing mechanism like incremental checkpointing [2] (also see the paper by Faycal Ait Aouda), where you only update modified variables, is much better in terms of energy consumption (even better than the task-based solution in my opinion). Also, [12] and [42] are not checkpoint-based solutions.</text:span></text:p>
      <text:p text:style-name="P1"><text:span text:style-name="T1"/></text:p>
      <text:p text:style-name="P1"><text:line-break/><text:line-break/><text:span text:style-name="T1">[*] In section 7.1, authors mention "produce a high number of complete runs". Please mention the exact number iterations. Also please mention the capacitor size for the WIPS 5.1.</text:span></text:p>
      <text:p text:style-name="P1"><text:span text:style-name="T1"/></text:p>
      <text:p text:style-name="P1"><text:span text:style-name="T2"># The number of iterations depends on the distance from the exciter and the application. Apart from the two experiments where the application execution did not finished, the number of complete runs ranged from 4 to 125 iterations. </text:span><text:line-break/><text:line-break/><text:span text:style-name="T1">[*] In figure 10, it is not very clear how authors normalized the values for Coala in case of fft for 30cm and 50cm. Also in the text authors state that "This is marked with ∞ signs in Fig. 9", its figure 10. </text:span></text:p>
      <text:p text:style-name="P1"><text:span text:style-name="T1"/></text:p>
      <text:p text:style-name="P3"><text:span text:style-name="T2"># For the fft experiment we used the time of Alpaca for 15cm as a reference for all other measurements. </text:span></text:p>
      <text:p text:style-name="P3"><text:span text:style-name="T4"># Figure reference to be corrected</text:span><text:line-break/><text:line-break/><text:span text:style-name="T1">[*] I really like the fact that the authors did not only provide a set of approaches but went on and build the entire system. Moreover, the experimental analyses are thorough and the results presented in the paper indicate that the proposed system can save energy while achieving high performance</text:span></text:p>
      <text:p text:style-name="P1"><text:span text:style-name="T1"/></text:p>
      <text:p text:style-name="P2"><text:span text:style-name="T2"># :)</text:span><text:line-break/><text:line-break/><text:span text:style-name="T1">[*] However, I was hoping to see more evaluations to understand the effect of capacitor size. In the introduction, authors state that "Coala is the only system that eliminates restructuring and re-compilation of applications considering device’s energy buffer". However, in the evaluation, I didn't find any graph related to the performance of Coala w.r.t to different capacitor sizes. </text:span></text:p>
      <text:p text:style-name="P2"><text:span text:style-name="T1"/></text:p>
      <text:p text:style-name="P2"><text:span text:style-name="T3"># </text:span><text:span text:style-name="T4">A larger </text:span><text:span text:style-name="T5">operational </text:span><text:span text:style-name="T4">energy shot </text:span><text:span text:style-name="T5">can be achieved in two ways, (i) having a larger capacitor and/or, (ii) ensuring more incoming (charging) power. Either case enables Coala to coalesced more static tasks and finish an application faster. <text:s/></text:span><text:span text:style-name="T6">Fig. 10 shows the performance of Coala and Alpaca for different ranges. </text:span><text:line-break/><text:line-break/><text:span text:style-name="T1">[*] I would have also liked to see a comparison between Coala and Region Formation [2]. Both try to reduce checkpointing overhead.</text:span><text:line-break/><text:line-break/><text:span text:style-name="T1">[*] Also, I would suggest incorporating error bars in all the graphs as your "results were averaged across the duration of the experiment"</text:span><text:line-break/><text:line-break/><text:soft-page-break/><text:span text:style-name="T1">[*] In the abstract (and also in the introduction), authors claim that "Coala reduces run time by up to 54%", however, I didn't see this number again anywhere in the evaluation.</text:span><text:line-break/><text:line-break/><text:span text:style-name="T1">[*] Some typos are found:</text:span><text:line-break/><text:span text:style-name="T8">        </text:span><text:span text:style-name="T1">+ [Section 1] "and optimizes optimize bulk shared-data"</text:span><text:line-break/><text:span text:style-name="T8">        </text:span><text:span text:style-name="T1">+ [Section 7.1] "from the table suface"</text:span><text:line-break/><text:span text:style-name="T8">        </text:span><text:span text:style-name="T1">+ [Section 8.2] "Coala, however, manged 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17:43:20.473345595</meta:creation-date>
    <dc:date>2019-06-11T13:16:24.621553184</dc:date>
    <meta:editing-duration>P1DT18H1M40S</meta:editing-duration>
    <meta:editing-cycles>1</meta:editing-cycles>
    <meta:document-statistic meta:table-count="0" meta:image-count="0" meta:object-count="0" meta:page-count="2" meta:paragraph-count="7" meta:word-count="498" meta:character-count="3051" meta:non-whitespace-character-count="2521"/>
    <meta:generator>LibreOffice/6.2.4.2$MacOSX_X86_64 LibreOffice_project/2412653d852ce75f65fbfa83fb7e7b669a126d64</meta:generator>
  </office:meta>
</office:document-meta>
</file>